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p(Samples)</text:p>
      <text:p text:style-name="Standard"/>
      <text:p text:style-name="Standard">p4 &gt;&gt; play("E:\GitHub\FoxDot\FoxDot\snd\_loop_\foxdot.wav")</text:p>
      <text:p text:style-name="Standard"/>
      <text:p text:style-name="Standard"/>
      <text:p text:style-name="Standard">p5 &gt;&gt; noise(P[0,2,5,6, [(0, 2, 5), 9, 11, 12,(2, 4, 5, 8)]] + P[0,3, 4, 5].stutter(16), dur=PDur([5,2,3],8), oct=5, room=0, verb=0)</text:p>
      <text:p text:style-name="Standard">p5 &gt;&gt; dab(P[0,2,5,6, [(0, 2, 5), 9, 11, 12,(2, 4, 5, 8)]] + P[0,3, 4, 5].stutter(), dur=PDur([5,2,3],8), oct=5, room=0.2, verb=0.2)</text:p>
      <text:p text:style-name="Standard">p5 &gt;&gt; varsaw(P[0,2,5,6, [(0, 2, 5), 9, 11, 12,(2, 4, 5, 8)]] + P[0,3, 4, 5].stutter(16), dur=PDur([5,2,3],8), oct=5, room=0.2, verb=0.2)</text:p>
      <text:p text:style-name="Standard">p5 &gt;&gt; lazer(P[0,2,5,6, [(0, 2, 5), 9, 11, 12,(2, 4, 5, 8)]] + P[0,3, 4, 5].stutter(), dur=PDur([5,2,3],8), oct=5, room=0.2, verb=0.2)</text:p>
      <text:p text:style-name="Standard">p5 &gt;&gt; growl(P[0,2,5,6, [(0, 2, 5), 9, 11, 12,(2, 4, 5, 8)]] + P[0,3, 4, 5].stutter(), dur=PDur([5,2,3],8), oct=5, room=0.2, verb=0.2)</text:p>
      <text:p text:style-name="Standard">p5 &gt;&gt; bass(P[0,2,5,6, [(0, 2, 5), 9, 11, 12,(2, 4, 5, 8)]] + P[0,3, 4, 5].stutter(8), dur=PDur([5,2,3],8), oct=5, room=0.9, verb=0.5)</text:p>
      <text:p text:style-name="Standard">p5 &gt;&gt; dirt(P[0,2,5,6, [(0, 2, 5), 9, 11, 12,(2, 4, 5, 8)]] + P[0,3, 4, 5].stutter(), dur=PDur([5,2,3],8), oct=5, room=0.2, verb=0.2)</text:p>
      <text:p text:style-name="Standard">p5 &gt;&gt; crunch(P[0,2,5,6, [(0, 2, 5), 9, 11, 12,(2, 4, 5, 8)]] + P[0,3, 4, 5].stutter(), dur=PDur([5,2,3],8), oct=4, room=0.9, verb=0.2)</text:p>
      <text:p text:style-name="Standard">p5 &gt;&gt; rave(P[0,2,5,6, [(0, 2, 5), 9, 11, 12,(2, 4, 5, 8)]] + P[0,3, 4, 5].stutter(), dur=PDur([5,2,3],8), oct=5, room=0.2, verb=0.2)</text:p>
      <text:p text:style-name="Standard">p5 &gt;&gt; scatter(P[0,2,5,6, [(0, 2, 5), 9, 11, 12,(2, 4, 5, 8)]] + P[0,3, 4, 5].stutter(), dur=PDur([5,2,3],8), oct=5, room=0.2, verb=0.2)</text:p>
      <text:p text:style-name="Standard">p5 &gt;&gt; charm(P[0,2,5,6, [(0, 2, 5), 9, 11, 12,(2, 4, 5, 8)]] + P[0,3, 4, 5].stutter(8), dur=PDur([5,2,3],8), oct=4, room=0.1, verb=0.1)</text:p>
      <text:p text:style-name="Standard">p5 &gt;&gt; bell(P[0,2,5,6, [(0, 2, 5), 9, 11, 12,(2, 4, 5, 8)]] + P[0,3, 4, 5].stutter(), dur=PDur([5,2,3],8), oct=5, room=0.2, verb=0.2)</text:p>
      <text:p text:style-name="Standard">p5 &gt;&gt; gong(P[0,2,5,6, [(0, 2, 5), 9, 11, 12,(2, 4, 5, 8)]] + P[0,3, 4, 5].stutter(), dur=PDur([5,2,3],8), oct=3, room=0.2, verb=0.2)</text:p>
      <text:p text:style-name="Standard">p5 &gt;&gt; soprano(P[0,2,5,6, [(0, 2, 5), 9, 11, 12,(2, 4, 5, 8)]] + P[0,3, 4, 5].stutter(), dur=PDur([5,2,3],8), oct=5, room=0.2, verb=0.2)</text:p>
      <text:p text:style-name="Standard">p5 &gt;&gt; dub(P[0,2,5,6, [(0, 2, 5), 9, 11, 12,(2, 4, 5, 8)]] + P[0,3, 4, 5].stutter(16), dur=PDur([5,2,3],8), oct=7, room=0.3, verb=0.3)</text:p>
      <text:p text:style-name="Standard">p5 &gt;&gt; viola(P[0,2,5,6, [(0, 2, 5), 9, 11, 12,(2, 4, 5, 8)]] + P[0,3, 4, 5].stutter(8), dur=PDur([5,2,3],8), oct=4, room=0, verb=0)</text:p>
      <text:p text:style-name="Standard">p5 &gt;&gt; scratch(P[0,2,5,6, [(0, 2, 5), 9, 11, 12,(2, 4, 5, 8)]] + P[0,3, 4, 5].stutter(8), dur=PDur([5,2,3],8), oct=4, room=0, verb=0)</text:p>
      <text:p text:style-name="Standard">p5 &gt;&gt; klank(P[0,2,5,6, [(0, 2, 5), 9, 11, 12,(2, 4, 5, 8)]] + P[0,3, 4, 5].stutter(8), dur=PDur([5,2,3],8), oct=4, room=0, verb=0)</text:p>
      <text:p text:style-name="Standard">p5 &gt;&gt; feel(P[0,2,5,6, [(0, 2, 5), 9, 11, 12,(2, 4, 5, 8)]] + P[0,3, 4, 5].stutter(8), dur=PDur([5,2,3],8), oct=4, room=0, verb=0)</text:p>
      <text:p text:style-name="Standard">p5 &gt;&gt; glass(P[0,2,5,6, [(0, 2, 5), 9, 11, 12,(2, 4, 5, 8)]] + P[0,3, 4, 5].stutter(8), dur=PDur([5,2,3],8), oct=4, room=0, verb=0)</text:p>
      <text:p text:style-name="Standard">p5 &gt;&gt; soft(P[0,2,5,6, [(0, 2, 5), 9, 11, 12,(2, 4, 5, 8)]] + P[0,3, 4, 5].stutter(8), dur=PDur([5,2,3],8), oct=3, room=0.2, verb=0.5)</text:p>
      <text:p text:style-name="Standard">p5 &gt;&gt; quin(P[0,2,5,6, [(0, 2, 5), 9, 11, 12,(2, 4, 5, 8)]] + P[0,3, 4, 5].stutter(8), dur=PDur([5,2,3],8), oct=4, room=0, verb=0)</text:p>
      <text:p text:style-name="Standard">p5 &gt;&gt; pluck(P[0,2,5,6, [(0, 2, 5), 9, 11, 12,(2, 4, 5, 8)]] + P[0,3, 4, 5].stutter(8), dur=PDur([5,2,3],8), oct=4, room=0, verb=0)</text:p>
      <text:p text:style-name="Standard">p5 &gt;&gt; spark(P[0,2,5,6, [(0, 2, 5), 9, 11, 12,(2, 4, 5, 8)]] + P[0,3, 4, 5].stutter(8), dur=PDur([5,2,3],8), oct=4, room=0, verb=0)</text:p>
      <text:p text:style-name="Standard">p5 &gt;&gt; blip(P[0,2,5,6, [(0, 2, 5), 9, 11, 12,(2, 4, 5, 8)]] + P[0,3, 4, 5].stutter(8), dur=PDur([5,2,3],8), oct=4, room=0, verb=0)</text:p>
      <text:p text:style-name="Standard">p5 &gt;&gt; ripple(P[0,2,5,6, [(0, 2, 5), 9, 11, 12,(2, 4, 5, 8)]] + P[0,3, 4, 5].stutter(8), dur=PDur([5,2,3],8), oct=4, room=0, verb=0)</text:p>
      <text:p text:style-name="Standard">p5 &gt;&gt; creep(P[0,2,5,6, [(0, 2, 5), 9, 11, 12,(2, 4, 5, 8)]] + P[0,3, 4, 5].stutter(8), dur=PDur([5,2,3],8), oct=4, room=0, verb=0)</text:p>
      <text:p text:style-name="Standard">p5 &gt;&gt; orient(P[0,2,5,6, [(0, 2, 5), 9, 11, 12,(2, 4, 5, 8)]] + P[0,3, 4, 5].stutter(8), dur=PDur([5,2,3],8), oct=4, room=0, verb=0)</text:p>
      <text:p text:style-name="Standard">p5 &gt;&gt; zap(P[0,2,5,6, [(0, 2, 5), 9, 11, 12,(2, 4, 5, 8)]] + P[0,3, 4, 5].stutter(8), dur=PDur([5,2,3],8), oct=4, room=0, verb=0)</text:p>
      <text:p text:style-name="Standard"><text:soft-page-break/>p5 &gt;&gt; marimba(P[0,2,5,6, [(0, 2, 5), 9, 11, 12,(2, 4, 5, 8)]] + P[0,3, 4, 5].stutter(8), dur=PDur([5,2,3],8), oct=4, room=0, verb=0)</text:p>
      <text:p text:style-name="Standard">p5 &gt;&gt; fuzz(P[0,2,5,6, [(0, 2, 5), 9, 11, 12,(2, 4, 5, 8)]] + P[0,3, 4, 5].stutter(8), dur=PDur([5,2,3],8), oct=4, room=0, verb=0)</text:p>
      <text:p text:style-name="Standard">p5 &gt;&gt; bug(P[0,2,5,6, [(0, 2, 5), 9, 11, 12,(2, 4, 5, 8)]] + P[0,3, 4, 5].stutter(8), dur=PDur([5,2,3],8), oct=4, room=0, verb=0)</text:p>
      <text:p text:style-name="Standard">p5 &gt;&gt; pulse(P[0,2,5,6, [(0, 2, 5), 9, 11, 12,(2, 4, 5, 8)]] + P[0,3, 4, 5].stutter(8), dur=PDur([5,2,3],8), oct=4, room=0, verb=0)</text:p>
      <text:p text:style-name="Standard">p5 &gt;&gt; saw(P[0,2,5,6, [(0, 2, 5), 9, 11, 12,(2, 4, 5, 8)]] + P[0,3, 4, 5].stutter(8), dur=PDur([5,2,3],8), oct=4, room=0, verb=0)</text:p>
      <text:p text:style-name="Standard">p5 &gt;&gt; snick(P[0,2,5,6, [(0, 2, 5), 9, 11, 12,(2, 4, 5, 8)]] + P[0,3, 4, 5].stutter(8), dur=PDur([5,2,3],8), oct=4, room=0, verb=0)</text:p>
      <text:p text:style-name="Standard">p5 &gt;&gt; twang(P[0,2,5,6, [(0, 2, 5), 9, 11, 12,(2, 4, 5, 8)]] + P[0,3, 4, 5].stutter(8), dur=PDur([5,2,3],8), oct=4, room=0, verb=0)</text:p>
      <text:p text:style-name="Standard">p5 &gt;&gt; karp(P[0,2,5,6, [(0, 2, 5), 9, 11, 12,(2, 4, 5, 8)]] + P[0,3, 4, 5].stutter(4), dur=PDur([5,2,3],8), oct=3, room=0.5, verb=0.5)</text:p>
      <text:p text:style-name="Standard">p5 &gt;&gt; arpy(P[0,2,5,6, [(0, 2, 5), 9, 11, 12,(2, 4, 5, 8)]] + P[0,3, 4, 5].stutter(8), dur=PDur([5,2,3],8), oct=4, room=0, verb=0)</text:p>
      <text:p text:style-name="Standard">p5 &gt;&gt; nylon(P[0,2,5,6, [(0, 2, 5), 9, 11, 12,(2, 4, 5, 8)]] + P[0,3, 4, 5].stutter(8), dur=PDur([5,2,3],8), oct=4, room=0, verb=0)</text:p>
      <text:p text:style-name="Standard">p5 &gt;&gt; donk(P[0,2,5,6, [(0, 2, 5), 9, 11, 12,(2, 4, 5, 8)]] + P[0,3, 4, 5].stutter(8), dur=PDur([5,2,3],8), oct=4, room=0, verb=0)</text:p>
      <text:p text:style-name="Standard">p5 &gt;&gt; squish(P[0,2,5,6, [(0, 2, 5), 9, 11, 12,(2, 4, 5, 8)]] + P[0,3, 4, 5].stutter(8), dur=PDur([5,2,3],8), oct=4, room=0, verb=0)</text:p>
      <text:p text:style-name="Standard">p5 &gt;&gt; swell(P[0,2,5,6, [(0, 2, 5), 9, 11, 12,(2, 4, 5, 8)]] + P[0,3, 4, 5].stutter(8), dur=PDur([5,2,3],8), oct=4, room=0, verb=0)</text:p>
      <text:p text:style-name="Standard">p5 &gt;&gt; razz(P[0,2,5,6, [(0, 2, 5), 9, 11, 12,(2, 4, 5, 8)]] + P[0,3, 4, 5].stutter(8), dur=PDur([5,2,3],8), oct=4, room=0, verb=0)</text:p>
      <text:p text:style-name="Standard">p5 &gt;&gt; sitar(P[0,2,5,6, [(0, 2, 5), 9, 11, 12,(2, 4, 5, 8)]] + P[0,3, 4, 5].stutter(8), dur=PDur([5,2,3],8), oct=4, room=0, verb=0)</text:p>
      <text:p text:style-name="Standard">p5 &gt;&gt; star(P[0,2,5,6, [(0, 2, 5), 9, 11, 12,(2, 4, 5, 8)]] + P[0,3, 4, 5].stutter(8), dur=PDur([5,2,3],8), oct=4, room=0, verb=0)</text:p>
      <text:p text:style-name="Standard">p5 &gt;&gt; jbass(P[0,2,5,6, [(0, 2, 5), 9, 11, 12,(2, 4, 5, 8)]] + P[0,3, 4, 5].stutter(8), dur=PDur([5,2,3],8), oct=4, room=0, verb=0)</text:p>
      <text:p text:style-name="Standard">p5 &gt;&gt; piano(P[0,2,5,6, [(0, 2, 5), 9, 11, 12,(2, 4, 5, 8)]] + P[0,3, 4, 5].stutter(8), dur=PDur([5,2,3],8), oct=4, room=0, verb=0)</text:p>
      <text:p text:style-name="Standard">p5 &gt;&gt; sawbass(P[0,2,5,6, [(0, 2, 5), 9, 11, 12,(2, 4, 5, 8)]] + P[0,3, 4, 5].stutter(8), dur=PDur([5,2,3],8), oct=5, room=.5, verb=.9)</text:p>
      <text:p text:style-name="Standard">p5 &gt;&gt; prophet(P[0,2,5,6, [(0, 2, 5), 9, 11, 12,(2, 4, 5, 8)]] + P[0,3, 4, 5].stutter(8), dur=PDur([5,2,3],8), oct=4, room=0, verb=0)</text:p>
      <text:p text:style-name="Standard">p5 &gt;&gt; pads(P[0,2,5,6, [(0, 2, 5), 9, 11, 12,(2, 4, 5, 8)]] + P[0,3, 4, 5].stutter(8), dur=PDur([5,2,3],8), oct=4, room=0, verb=0)</text:p>
      <text:p text:style-name="Standard">p5 &gt;&gt; pasha(P[0,2,5,6, [(0, 2, 5), 9, 11, 12,(2, 4, 5, 8)]] + P[0,3, 4, 5].stutter(8), dur=PDur([5,2,3],8), oct=4, room=0, verb=0)</text:p>
      <text:p text:style-name="Standard">p5 &gt;&gt; ambi(P[0,2,5,6, [(0, 2, 5), 9, 11, 12,(2, 4, 5, 8)]] + P[0,3, 4, 5].stutter(8), dur=PDur([5,2,3],8), oct=4, room=0, verb=0)</text:p>
      <text:p text:style-name="Standard">p5 &gt;&gt; space(P[0,2,5,6, [(0, 2, 5), 9, 11, 12,(2, 4, 5, 8)]] + P[0,3, 4, 5].stutter(8), dur=PDur([5,2,3],8), oct=3, room=0, verb=0)</text:p>
      <text:p text:style-name="Standard">p5 &gt;&gt; keys(P[0,2,5,6, [(0, 2, 5), 9, 11, 12,(2, 4, 5, 8)]] + P[0,3, 4, 5].stutter(8), dur=PDur([5,2,3],8), oct=4, room=0, verb=0)</text:p>
      <text:p text:style-name="Standard">p5 &gt;&gt; dbass(P[0,2,5,6, [(0, 2, 5), 9, 11, 12,(2, 4, 5, 8)]] + P[0,3, 4, 5].stutter(8), dur=PDur([5,2,3],8), oct=5, room=.5, verb=.2)</text:p>
      <text:p text:style-name="Standard">p5 &gt;&gt; sinepad(P[0,2,5,6, [(0, 2, 5), 9, 11, 12,(2, 4, 5, 8)]] + P[0,3, 4, 5].stutter(16), dur=PDur([5,2,3],8), oct=5, room=0, verb=0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7T16:05:06.232000000</meta:creation-date>
    <dc:date>2021-02-17T16:47:36.062000000</dc:date>
    <meta:editing-duration>PT32M19S</meta:editing-duration>
    <meta:editing-cycles>1</meta:editing-cycles>
    <meta:document-statistic meta:table-count="0" meta:image-count="0" meta:object-count="0" meta:page-count="2" meta:paragraph-count="58" meta:word-count="1124" meta:character-count="7405" meta:non-whitespace-character-count="6339"/>
    <meta:generator>LibreOffice/7.0.4.2$Windows_X86_64 LibreOffice_project/dcf040e67528d9187c66b2379df5ea4407429775</meta:generator>
  </office:meta>
</office:document-meta>
</file>